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9000001DCE60A91A5.jpg"/>
  <manifest:file-entry manifest:media-type="image/jpeg" manifest:full-path="Pictures/10000000000001D9000001DC0A83CE7F.jpg"/>
  <manifest:file-entry manifest:media-type="image/jpeg" manifest:full-path="Pictures/10000000000001D9000001DC1698CB1F.jpg"/>
  <manifest:file-entry manifest:media-type="image/jpeg" manifest:full-path="Pictures/10000000000001D9000001DCEDA9F35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504cm" svg:y="0cm" svg:width="8.01cm" svg:height="8.059cm" draw:z-index="0"><draw:image xlink:href="Pictures/10000000000001D9000001DC0A83CE7F.jpg" xlink:type="simple" xlink:show="embed" xlink:actuate="onLoad"/></draw:frame><draw:frame draw:style-name="fr1" draw:name="images2" text:anchor-type="paragraph" svg:x="9.077cm" svg:y="0cm" svg:width="8.01cm" svg:height="8.059cm" draw:z-index="1"><draw:image xlink:href="Pictures/10000000000001D9000001DCE60A91A5.jpg" xlink:type="simple" xlink:show="embed" xlink:actuate="onLoad"/></draw:frame><draw:frame draw:style-name="fr1" draw:name="images3" text:anchor-type="paragraph" svg:x="-0.504cm" svg:y="12.315cm" svg:width="8.01cm" svg:height="8.059cm" draw:z-index="2"><draw:image xlink:href="Pictures/10000000000001D9000001DCEDA9F355.jpg" xlink:type="simple" xlink:show="embed" xlink:actuate="onLoad"/></draw:frame><draw:frame draw:style-name="fr1" draw:name="images4" text:anchor-type="paragraph" svg:x="9.077cm" svg:y="12.317cm" svg:width="8.01cm" svg:height="8.059cm" draw:z-index="3"><draw:image xlink:href="Pictures/10000000000001D9000001DC1698CB1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ine VILLERET</meta:initial-creator>
    <meta:creation-date>2010-09-20T00:09:12</meta:creation-date>
    <dc:date>2010-12-08T16:19:40</dc:date>
    <dc:creator>Antoine VILLERET</dc:creator>
    <meta:editing-duration>PT00H05M36S</meta:editing-duration>
    <meta:editing-cycles>3</meta:editing-cycles>
    <meta:generator>OpenOffice.org/3.2$Unix OpenOffice.org_project/320m18$Build-9502</meta:generator>
    <meta:document-statistic meta:table-count="0" meta:image-count="4" meta:object-count="0" meta:page-count="1" meta:paragraph-count="0" meta:word-count="0" meta:character-count="0"/>
  </office:meta>
</office:document-meta>
</file>